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b1b1b" draw:fill-color="#ffffff" draw:textarea-horizontal-align="justify" draw:textarea-vertical-align="middle" draw:auto-grow-height="false" fo:min-height="0.703cm" fo:min-width="0.77cm"/>
    </style:style>
    <style:style style:name="gr2" style:family="graphic" style:parent-style-name="standard">
      <style:graphic-properties svg:stroke-color="#1b1b1b" draw:fill-color="#ffffff" draw:textarea-horizontal-align="justify" draw:textarea-vertical-align="middle" draw:auto-grow-height="false" fo:min-height="1.973cm" fo:min-width="5.85cm"/>
      <style:paragraph-properties style:writing-mode="lr-tb"/>
    </style:style>
    <style:style style:name="gr3" style:family="graphic" style:parent-style-name="standard">
      <style:graphic-properties svg:stroke-color="#1b1b1b" draw:fill-color="#ffffff" draw:textarea-horizontal-align="justify" draw:textarea-vertical-align="middle" draw:auto-grow-height="false" fo:min-height="0.862cm" fo:min-width="1.406cm"/>
      <style:paragraph-properties style:writing-mode="lr-tb"/>
    </style:style>
    <style:style style:name="gr4" style:family="graphic" style:parent-style-name="standard">
      <style:graphic-properties svg:stroke-color="#1b1b1b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7cm" svg:height="0.953cm" svg:x="9.255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7cm" svg:height="0.953cm" svg:x="5.445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27cm" svg:height="0.953cm" svg:x="5.445cm" svg:y="3.8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7cm" svg:height="0.953cm" svg:x="9.255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2.223cm" svg:x="4.81cm" svg:y="2.587cm">
          <text:p text:style-name="P2">DEPARTAMENT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2.223cm" svg:x="4.81cm" svg:y="8.937cm">
          <text:p text:style-name="P2">EMPLEADO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2.222cm" svg:x="2.905cm" svg:y="5.762cm">
          <text:p text:style-name="P2"><text:span text:style-name="T1">Trabaj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.08cm" svg:y1="4.81cm" svg:x2="4.81cm" svg:y2="5.762cm" draw:start-shape="id1" draw:start-glue-point="2" draw:end-shape="id2" draw:end-glue-point="4" svg:d="M6080 4810v476h-1270v476" svg:viewBox="0 0 1271 953">
          <text:p/>
        </draw:connector>
        <draw:connector draw:style-name="gr4" draw:text-style-name="P1" draw:layer="layout" svg:x1="4.81cm" svg:y1="7.984cm" svg:x2="6.08cm" svg:y2="8.937cm" draw:start-shape="id2" draw:start-glue-point="6" draw:end-shape="id3" draw:end-glue-point="0" svg:d="M4810 7984v477h1270v476" svg:viewBox="0 0 1271 954">
          <text:p/>
        </draw:connector>
        <draw:frame draw:style-name="gr5" draw:text-style-name="P5" draw:layer="layout" svg:width="1.823cm" svg:height="0.806cm" svg:x="13.147cm" svg:y="6.544cm">
          <draw:text-box>
            <text:p text:style-name="P4"><text:span text:style-name="T2">Horas</text:span></text:p>
          </draw:text-box>
        </draw:frame>
        <draw:frame draw:style-name="gr6" draw:text-style-name="P7" draw:layer="layout" svg:width="2.009cm" svg:height="1.199cm" svg:x="11.373cm" svg:y="3.069cm">
          <draw:text-box>
            <text:p text:style-name="P6"><text:span text:style-name="T3">ID</text:span></text:p>
            <text:p text:style-name="P6"><text:span text:style-name="T4">Nombre</text:span></text:p>
          </draw:text-box>
        </draw:frame>
        <draw:frame draw:style-name="gr6" draw:text-style-name="P7" draw:layer="layout" svg:width="6.124cm" svg:height="5.939cm" svg:x="11.16cm" svg:y="9.348cm">
          <draw:text-box>
            <text:p text:style-name="P6"><text:span text:style-name="T3">ID</text:span></text:p>
            <text:p text:style-name="P6"><text:span text:style-name="T4">NIF</text:span></text:p>
            <text:p text:style-name="P6"><text:span text:style-name="T4">Nombre</text:span></text:p>
            <text:p text:style-name="P6"><text:span text:style-name="T4">Apellido1</text:span></text:p>
            <text:p text:style-name="P6"><text:span text:style-name="T4">Apellido2</text:span></text:p>
            <text:p text:style-name="P6"><text:span text:style-name="T4">cuenta</text:span></text:p>
            <text:p text:style-name="P6"><text:span text:style-name="T4">Antiguedad</text:span></text:p>
            <text:p text:style-name="P6"><text:span text:style-name="T4">Num_SeguridadSocial</text:span></text:p>
            <text:p text:style-name="P6"><text:span text:style-name="T4">Categoria_Grupo_Profesional</text:span></text:p>
            <text:p text:style-name="P6"><text:span text:style-name="T4">Grupo_Cotizacion</text:span></text:p>
            <text:p text:style-name="P6"><text:span text:style-name="T4">email</text:span></text:p>
            <text:p text:style-name="P6"><text:span text:style-name="T4">carrec</text:span></text:p>
          </draw:text-box>
        </draw:frame>
        <draw:frame draw:style-name="gr7" draw:text-style-name="P8" draw:layer="layout" svg:width="0.959cm" svg:height="3.806cm" svg:x="3.851cm" svg:y="5.131cm">
          <draw:text-box>
            <text:p>1</text:p>
            <text:p/>
            <text:p/>
            <text:p/>
            <text:p>N</text:p>
          </draw:text-box>
        </draw:frame>
        <draw:custom-shape draw:style-name="gr3" draw:text-style-name="P3" xml:id="id4" draw:id="id4" draw:layer="layout" svg:width="3.81cm" svg:height="2.222cm" svg:x="9.255cm" svg:y="5.763cm">
          <text:p text:style-name="P2"><text:span text:style-name="T1">Horas Extr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.16cm" svg:y1="7.985cm" svg:x2="9.89cm" svg:y2="8.937cm" draw:start-shape="id4" draw:start-glue-point="6" draw:end-shape="id5" draw:end-glue-point="0" svg:d="M11160 7985v476h-1270v476" svg:viewBox="0 0 1271 953">
          <text:p/>
        </draw:connector>
        <draw:connector draw:style-name="gr4" draw:text-style-name="P1" draw:layer="layout" svg:x1="11.16cm" svg:y1="5.763cm" svg:x2="9.89cm" svg:y2="4.81cm" draw:start-shape="id4" draw:start-glue-point="4" draw:end-shape="id6" draw:end-glue-point="2" svg:d="M11160 5763v-477h-1270v-476" svg:viewBox="0 0 1271 954">
          <text:p/>
        </draw:connector>
        <draw:frame draw:style-name="gr7" draw:text-style-name="P8" draw:layer="layout" svg:width="0.959cm" svg:height="3.806cm" svg:x="11.16cm" svg:y="5.127cm">
          <draw:text-box>
            <text:p>N</text:p>
            <text:p/>
            <text:p/>
            <text:p/>
            <text:p>M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2T20:35:58.086000000</dc:date>
    <meta:editing-duration>PT9M10S</meta:editing-duration>
    <meta:editing-cycles>1</meta:editing-cycles>
    <meta:document-statistic meta:object-count="17"/>
    <meta:generator>LibreOffice/7.3.6.2$Windows_X86_64 LibreOffice_project/c28ca90fd6e1a19e189fc16c05f8f8924961e12e</meta:generator>
  </office:meta>
</office:document-meta>
</file>